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la formulation de Dawkins (2006[1976]) a contribué à placer la question des parallèles entre évolution biologique et changement culturel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s approches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me du sens des mèmes langagiers.</text:p>
      <text:p text:style-name="Text_20_body">L'approche énactive du langage développée par Cuffari, Di Paolo et De Jaegher (2014) propose une solution à ce problème en répondant à la première critique d'Ingold. Je présente le cadre qu'elle offre pour analyser le sens comme émanant d'une relation au contexte. Cette proposition restera sujette aux deux plus fortes objections d'Ingold à la mémétique, mais elle devrait néanmoins ouvrir la voie à une compréhension sémantique des phénomènes de diffusion de mèmes langagiers.</text:p>
      <text:h text:style-name="Heading_20_1" text:outline-level="1">Les principes de la mémétique 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1871] : 59‑61) l'avait noté pour l'évolution des langues, et Ingold (2001)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développent l'analogie de fond entre changement culturel et évolution biologique.</text:p>
      <text:p text:style-name="Text_20_body">Mon but dans cette première partie de l'article est donc d'identifier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nfin la partie montrera quels éléments de ces critiques sont aussi opposables aux autres approches darwiniennes, comme celle de Mesoudi (2011).</text:p>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Il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e système cognitif est vu comme un ensemble de modules de traitement de l'information indépendants (introduits par Fodor, 1983),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c'est-à-dire traiter des représentations du monde moderne, est la principale source de transformations des représentations au cours de leur diffusion (Sperber, 1996 : 138‑139).</text:p>
      <text:p text:style-name="Text_20_body">Sperber combine donc l'idée d'une modularité de l'esprit, fait de modules évolués dans un environnement très différent de celui d'aujourd'hui, à la description de la culture à partir de parties élémentaires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dans le système dynamique qui modélise l'évolution culturelle: des «attracteurs culturels».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ce qui en fait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9 ; 2001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 Je voudrais ici rapporter les points principaux de cette discussion pour montrer sa similarité avec des problématiques récurrentes en linguistique.</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2) Sans ces séparations entre substance et forme, il n'est pas possible de séparer les trois strates: elles se manifestent concrètement de façon inextricable dans un seul et même objet, l'organisme. Si un découpage conceptuel est nécessaire, il n'est pas clair que le découpage entre biologie, cognition, et culture soit le meilleur. (3) La notion d'organisme est elle-même problématique.</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voir par exemple Neumann-Held, 2001). 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évo-dévo»,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1" text:note-class="footnote"><text:note-citation>2</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2001),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2" text:note-class="footnote"><text:note-citation>3</text:note-citation><text:note-body><text:p text:style-name="Footnote">Un argument chomskyen de type «pauvreté du stimulus»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1976] : 192). Le modèle d'épidémiologie des représentations décrit par Sperber (1996 : 77‑97) chemine en sens inverse: il part d'une notion de représentation publique venant des sciences sociales (par exemple une image, un discours, ou une idéologie, qui existent dans le monde physique extérieur), et la connecte avec la notion de représentation mentale des sciences cognitives,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2001)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text:note text:id="ftn3" text:note-class="footnote"><text:note-citation>4</text:note-citation><text:note-body><text:p text:style-name="Footnote">Ici et dans tout ce qui suit, les traductions de travaux en anglais sont les miennes.</text:p></text:note-body></text:note>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2001).</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p text:style-name="Text_20_body">Cette critique correspond à remarquer que Sperber et Dawkins adoptent la conception orthodoxe des sciences cognitives (aussi connue sous le nom de «métaphore computationnelle de la cognition», représentée par des auteurs comme Chomsky, Fodor, ou Marr), selon laquelle l'essentiel de la cognition se passe dans le cerveau, vu comme un appareil de traitement de l'information qui opère sur des représentations dotées de propriétés formelles. Ingold s'appuie ainsi sur le «tournant E» en sciences cognitives (pour cognition énactive, «embodied» (corporisée), «embedded» (située), et étendue) qui critique la notion de représentation pour la dichotomie qu'elle crée entre un monde de significations mentales et un monde d'actions physiques, et pour son incapacité à rendre compte de façon naturaliste du contenu d'une représentation mentale (voir par exemple O’Regan et Noë, 2001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1">«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Mots soulignés dans l'original.</text:p></text:note-body></text:note> (Ingold, 2007 : 16)</text:p>
      <text:p text:style-name="First_20_paragraph">Ingold argumente ce point en se référant aux travaux en anthropologie (par exemple sur le développement des techniques du corps comme la marche, par Mauss, 1936 ; ou encore l'écologie de l'esprit de Bateson, 1972), en psychologie (l'approche écologique de la vision de Gibson, 2014[1979]), et en sociologie (le sens pratique de Bourdieu, 1980), qui montrent les façons dont la culture est éminemment biologique.</text:p>
      <text:p text:style-name="Text_20_body">Enfin le troisième degré de critique, sur lequel je ne m'attarderai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 contexte, pour ensuite en étudier la structure et les interactions. Comme j'espère l'avoir expliqué clairement, dans de nombreux cas la description en termes de représentations n'est pas adéquate et ne rend pas compte de la réalité. La deuxième théorie, bien que moins formalisée par endroits, propose d'avancer sans utiliser la notion de représentation, en mettant les relations entre organismes et avec l'environnement au centre de toute théorie.</text:p>
      <text:h text:style-name="Heading_20_1" text:outline-level="1">L'expérience à l'épreuve de la mémé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e (Cuffari, Di Paolo et De Jaegher, 2014) exposée dans la partie ne sont pas si différentes de la vision du second Wittgenstein (1958[1953]):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un exemple d'expérience inspirée de l'épidémiologie des représentations qui se heurte concrètement au problème de la signification. Comme nous allons le voir, la critique d'Ingold souligne l'importance d'observer les mèmes internet dans leur contexte environnant, au risque sinon de ne pas accéder à leur sémantique. C'est ce que propose l'approche énactive développée par Cuffari, Di Paolo et De Jaegher (2014), dont j'esquisserai ensuite les grandes lignes.<text:note text:id="ftn5" text:note-class="footnote"><text:note-citation>6</text:note-citation><text:note-body><text:p text:style-name="Footnote">De façon similaire, Croft (2013) discute les implications de la théorie des systèmes de développement pour sa théorie de l'évolution darwinienne du langage. Ici, je m'intéresse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2">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3">mais être moche c'est quand même la base ahah</text:p>
        </text:list-item>
      </text:list>
      <text:p text:style-name="First_20_paragraph">Puis deux échanges plus tard la conversation se termine:</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58">forme</text:span> de ces représentations, sans avoir accès à leur <text:span text:style-name="T59">contenu</text:span>. C'est ce que font par exemple Adamic <text:span text:style-name="T60">et</text:span><text:span text:style-name="T61"> </text:span><text:span text:style-name="T62">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3">et</text:span><text:span text:style-name="T64"> </text:span><text:span text:style-name="T65">al.</text:span>, 2014, est un bon exemple), voit se développer un courant s'intéressant à la «contagion complexe», c'est-à-dire l'étude de systèmes dont le processus de base n'est plus la transmission d'un objet atomique (un hashtag, une vidéo, une URL), mais la <text:span text:style-name="T66">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67">et</text:span><text:span text:style-name="T68"> </text:span><text:span text:style-name="T69">al.</text:span>, 2014, qui étudient les transformations de motifs visuels abstraits chez les grands singes) ou la mémorabilité (Danescu-Niculescu-Mizil <text:span text:style-name="T70">et</text:span><text:span text:style-name="T71"> </text:span><text:span text:style-name="T72">al.</text:span>, 2012),<text:note text:id="ftn7" text:note-class="footnote"><text:note-citation>8</text:note-citation><text:note-body><text:p text:style-name="Footnote">Danescu-Niculescu-Mizil <text:span text:style-name="T73">et</text:span><text:span text:style-name="T74"> </text:span><text:span text:style-name="T75">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je présente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es organismes à leur environnement. Dans cette dernière partie je voudrais présenter les grandes lignes de cette tradition, sans pouvoir lui rendre justice, mais en esquissant les idées soutenant une approche non 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6">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pproches apparentées), et répond ainsi au premier degré de critique d'Ingold sur l'essentialisme du sens. Les deux niveaux suivants ne sont en revanche pas directement traités, même si le paradigme énactif semble ouvrir des voies permettant d'y répondre.</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J'ai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3) Une remarque sur le darwinisme basé sur la notion d'organisme, que je n'ai pas discuté plus en détail. J'ai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strict cadre épidémiologique. Enfin, j'ai présenté une approche alternative pour l'étude du langage, produite par la tradition énactive en sciences cognitives, qui envisage de surmonter ce problème en évitant toute référence à la notion de représentation: elle propose d'étudier le langage comme un processus d'interaction créateur de sens, gouverné par plusieurs niveaux de conventions. Une telle approche permet de répondre au premier degré de critique d'Ingold, et ouvre une voie pour des développements répondant aux deux autre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Le dualisme sur lequel elles sont basées, entre représentation abstraite et mise en pratique, devient rapidement un problème incontournable au moment de générer des hypothèses falsifiables tirées de ces modèles. Pour avancer vers une meilleure formalisation de ce qu'est le sens dans sa relation au contexte, l'approche non représentationnelle du langage que j'ai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amille Roth et Barbara Bauduin pour leurs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text:p>
      <text:p text:style-name="Text_20_body">Aunger, Robert. 2000. <text:span text:style-name="T77">Darwinizing</text:span><text:span text:style-name="T78"> </text:span><text:span text:style-name="T79">culture</text:span><text:span text:style-name="T80">:</text:span><text:span text:style-name="T81"> </text:span><text:span text:style-name="T82">The</text:span><text:span text:style-name="T83"> </text:span><text:span text:style-name="T84">status</text:span><text:span text:style-name="T85"> </text:span><text:span text:style-name="T86">of</text:span><text:span text:style-name="T87"> </text:span><text:span text:style-name="T88">memetics</text:span><text:span text:style-name="T89"> </text:span><text:span text:style-name="T90">as</text:span><text:span text:style-name="T91"> </text:span><text:span text:style-name="T92">a</text:span><text:span text:style-name="T93"> </text:span><text:span text:style-name="T94">science</text:span>. Oxford; New York: Oxford University Press.</text:p>
      <text:p text:style-name="Text_20_body">Auvray, Malika, Charles Lenay et John Stewart. 2009. Perceptual Interactions in a Minimalist Virtual Environment. <text:span text:style-name="T95">New</text:span><text:span text:style-name="T96"> </text:span><text:span text:style-name="T97">Ideas</text:span><text:span text:style-name="T98"> </text:span><text:span text:style-name="T99">in</text:span><text:span text:style-name="T100"> </text:span><text:span text:style-name="T101">Psychology</text:span> 27(1). 32‑47.</text:p>
      <text:p text:style-name="Text_20_body">Bateson, Gregory. 1972. <text:span text:style-name="T102">Steps</text:span><text:span text:style-name="T103"> </text:span><text:span text:style-name="T104">to</text:span><text:span text:style-name="T105"> </text:span><text:span text:style-name="T106">an</text:span><text:span text:style-name="T107"> </text:span><text:span text:style-name="T108">Ecology</text:span><text:span text:style-name="T109"> </text:span><text:span text:style-name="T110">of</text:span><text:span text:style-name="T111"> </text:span><text:span text:style-name="T112">Mind</text:span><text:span text:style-name="T113">:</text:span><text:span text:style-name="T114"> </text:span><text:span text:style-name="T115">Collected</text:span><text:span text:style-name="T116"> </text:span><text:span text:style-name="T117">Essays</text:span><text:span text:style-name="T118"> </text:span><text:span text:style-name="T119">in</text:span><text:span text:style-name="T120"> </text:span><text:span text:style-name="T121">Anthropology</text:span><text:span text:style-name="T122">,</text:span><text:span text:style-name="T123"> </text:span><text:span text:style-name="T124">Psychiatry</text:span><text:span text:style-name="T125">,</text:span><text:span text:style-name="T126"> </text:span><text:span text:style-name="T127">Evolution</text:span><text:span text:style-name="T128">,</text:span><text:span text:style-name="T129"> </text:span><text:span text:style-name="T130">and</text:span><text:span text:style-name="T131"> </text:span><text:span text:style-name="T132">Epistemology</text:span>. University of Chicago Press.</text:p>
      <text:p text:style-name="Text_20_body">Becker, Howard S. 1996. The Epistemology of Qualitative Research. In R. Jessor, A. Colby et R. A. Shweder (éd.), <text:span text:style-name="T133">Ethnography</text:span><text:span text:style-name="T134"> </text:span><text:span text:style-name="T135">and</text:span><text:span text:style-name="T136"> </text:span><text:span text:style-name="T137">Human</text:span><text:span text:style-name="T138"> </text:span><text:span text:style-name="T139">Development:</text:span><text:span text:style-name="T140"> </text:span><text:span text:style-name="T141">Context</text:span><text:span text:style-name="T142"> </text:span><text:span text:style-name="T143">and</text:span><text:span text:style-name="T144"> </text:span><text:span text:style-name="T145">Meaning</text:span><text:span text:style-name="T146"> </text:span><text:span text:style-name="T147">in</text:span><text:span text:style-name="T148"> </text:span><text:span text:style-name="T149">Social</text:span><text:span text:style-name="T150"> </text:span><text:span text:style-name="T151">Inquiry</text:span>, 53‑71. (The John D. and Catherine T. MacArthur Foundation series on mental health and development.). Chicago, IL, US: University of Chicago Press.</text:p>
      <text:p text:style-name="Text_20_body">Bourdieu, Pierre. 1980. <text:span text:style-name="T152">Le</text:span><text:span text:style-name="T153"> </text:span><text:span text:style-name="T154">sens</text:span><text:span text:style-name="T155"> </text:span><text:span text:style-name="T156">pratique</text:span>. Paris: Editions de Minuit.</text:p>
      <text:p text:style-name="Text_20_body">Boyd, Robert et Peter J Richerson. 1985. <text:span text:style-name="T157">Culture</text:span><text:span text:style-name="T158"> </text:span><text:span text:style-name="T159">and</text:span><text:span text:style-name="T160"> </text:span><text:span text:style-name="T161">the</text:span><text:span text:style-name="T162"> </text:span><text:span text:style-name="T163">evolutionary</text:span><text:span text:style-name="T164"> </text:span><text:span text:style-name="T165">process</text:span>. Chicago: University of Chicago Press.</text:p>
      <text:p text:style-name="Text_20_body">Claidière, Nicolas, Kenny Smith, Simon Kirby et Joël Fagot. 2014. Cultural evolution of systematically structured behaviour in a non-human primate. <text:span text:style-name="T166">Proceedings</text:span><text:span text:style-name="T167"> </text:span><text:span text:style-name="T168">of</text:span><text:span text:style-name="T169"> </text:span><text:span text:style-name="T170">the</text:span><text:span text:style-name="T171"> </text:span><text:span text:style-name="T172">Royal</text:span><text:span text:style-name="T173"> </text:span><text:span text:style-name="T174">Society</text:span><text:span text:style-name="T175"> </text:span><text:span text:style-name="T176">of</text:span><text:span text:style-name="T177"> </text:span><text:span text:style-name="T178">London</text:span><text:span text:style-name="T179"> </text:span><text:span text:style-name="T180">B</text:span><text:span text:style-name="T181">:</text:span><text:span text:style-name="T182"> </text:span><text:span text:style-name="T183">Biological</text:span><text:span text:style-name="T184"> </text:span><text:span text:style-name="T185">Sciences</text:span> 281(1797). 20141541.</text:p>
      <text:p text:style-name="Text_20_body">Cosmides, Leda et John Tooby. 1997. Evolutionary Psychology: A Primer.</text:p>
      <text:p text:style-name="Text_20_body">Croft, William. 2013. An evolutionary model of language change and language structure. In, <text:span text:style-name="T186">Explaining</text:span><text:span text:style-name="T187"> </text:span><text:span text:style-name="T188">Language</text:span><text:span text:style-name="T189"> </text:span><text:span text:style-name="T190">Change</text:span><text:span text:style-name="T191">:</text:span><text:span text:style-name="T192"> </text:span><text:span text:style-name="T193">An</text:span><text:span text:style-name="T194"> </text:span><text:span text:style-name="T195">Evolutionary</text:span><text:span text:style-name="T196"> </text:span><text:span text:style-name="T197">Approach</text:span>. Draft 2nd edition (revised).</text:p>
      <text:p text:style-name="Text_20_body">Cuffari, Elena Clare, Ezequiel Di Paolo et Hanne De Jaegher. 2014. From Participatory Sense-Making to Language: There and Back Again.</text:p>
      <text:p text:style-name="Text_20_body">Danescu-Niculescu-Mizil, Cristian, Justin Cheng, Jon Kleinberg et Lillian Lee. 2012. You Had Me at Hello: How Phrasing Affects Memorability.</text:p>
      <text:p text:style-name="Text_20_body">Darwin, Charles. 1981[1871]. <text:span text:style-name="T198">The</text:span><text:span text:style-name="T199"> </text:span><text:span text:style-name="T200">Descent</text:span><text:span text:style-name="T201"> </text:span><text:span text:style-name="T202">of</text:span><text:span text:style-name="T203"> </text:span><text:span text:style-name="T204">Man</text:span><text:span text:style-name="T205">,</text:span><text:span text:style-name="T206"> </text:span><text:span text:style-name="T207">and</text:span><text:span text:style-name="T208"> </text:span><text:span text:style-name="T209">Selection</text:span><text:span text:style-name="T210"> </text:span><text:span text:style-name="T211">in</text:span><text:span text:style-name="T212"> </text:span><text:span text:style-name="T213">Relation</text:span><text:span text:style-name="T214"> </text:span><text:span text:style-name="T215">to</text:span><text:span text:style-name="T216"> </text:span><text:span text:style-name="T217">Sex</text:span>. Princeton, N.J.: Princeton University Press.</text:p>
      <text:p text:style-name="Text_20_body">Dawkins, Richard. 2006[1976]. <text:span text:style-name="T218">The</text:span><text:span text:style-name="T219"> </text:span><text:span text:style-name="T220">Selfish</text:span><text:span text:style-name="T221"> </text:span><text:span text:style-name="T222">Gene</text:span>. Oxford; New York: Oxford University Press.</text:p>
      <text:p text:style-name="Text_20_body">De Jaegher, Hanne et Ezequiel Di Paolo. 2007. Participatory sense-making. <text:span text:style-name="T223">Phenomenology</text:span><text:span text:style-name="T224"> </text:span><text:span text:style-name="T225">and</text:span><text:span text:style-name="T226"> </text:span><text:span text:style-name="T227">the</text:span><text:span text:style-name="T228"> </text:span><text:span text:style-name="T229">Cognitive</text:span><text:span text:style-name="T230"> </text:span><text:span text:style-name="T231">Sciences</text:span> 6(4). 485‑507.</text:p>
      <text:p text:style-name="Text_20_body">Di Paolo, Ezequiel A., Marieke Rohde et Hiroyuki Iizuka. 2008. Sensitivity to Social Contingency or Stability of Interaction? Modelling the Dynamics of Perceptual Crossing. <text:span text:style-name="T232">New</text:span><text:span text:style-name="T233"> </text:span><text:span text:style-name="T234">Ideas</text:span><text:span text:style-name="T235"> </text:span><text:span text:style-name="T236">in</text:span><text:span text:style-name="T237"> </text:span><text:span text:style-name="T238">Psychology</text:span> 26(2). (Dynamics and Psychology). 278‑294.</text:p>
      <text:p text:style-name="Text_20_body">Fisher, Ronald A et J. H Bennett. 1999[1930]. <text:span text:style-name="T239">The</text:span><text:span text:style-name="T240"> </text:span><text:span text:style-name="T241">genetical</text:span><text:span text:style-name="T242"> </text:span><text:span text:style-name="T243">theory</text:span><text:span text:style-name="T244"> </text:span><text:span text:style-name="T245">of</text:span><text:span text:style-name="T246"> </text:span><text:span text:style-name="T247">natural</text:span><text:span text:style-name="T248"> </text:span><text:span text:style-name="T249">selection</text:span><text:span text:style-name="T250">:</text:span><text:span text:style-name="T251"> </text:span><text:span text:style-name="T252">A</text:span><text:span text:style-name="T253"> </text:span><text:span text:style-name="T254">complete</text:span><text:span text:style-name="T255"> </text:span><text:span text:style-name="T256">variorum</text:span><text:span text:style-name="T257"> </text:span><text:span text:style-name="T258">edition</text:span>. Oxford: Oxford University Press.</text:p>
      <text:p text:style-name="Text_20_body">Fodor, Jerry A. 1983. <text:span text:style-name="T259">The</text:span><text:span text:style-name="T260"> </text:span><text:span text:style-name="T261">Modularity</text:span><text:span text:style-name="T262"> </text:span><text:span text:style-name="T263">of</text:span><text:span text:style-name="T264"> </text:span><text:span text:style-name="T265">Mind</text:span><text:span text:style-name="T266">:</text:span><text:span text:style-name="T267"> </text:span><text:span text:style-name="T268">An</text:span><text:span text:style-name="T269"> </text:span><text:span text:style-name="T270">Essay</text:span><text:span text:style-name="T271"> </text:span><text:span text:style-name="T272">on</text:span><text:span text:style-name="T273"> </text:span><text:span text:style-name="T274">Faculty</text:span><text:span text:style-name="T275"> </text:span><text:span text:style-name="T276">Psychology</text:span>. Cambridge, Mass.: MIT Press.</text:p>
      <text:p text:style-name="Text_20_body">Gibson, James J. 2014[1979]. <text:span text:style-name="T277">The</text:span><text:span text:style-name="T278"> </text:span><text:span text:style-name="T279">Ecological</text:span><text:span text:style-name="T280"> </text:span><text:span text:style-name="T281">Approach</text:span><text:span text:style-name="T282"> </text:span><text:span text:style-name="T283">to</text:span><text:span text:style-name="T284"> </text:span><text:span text:style-name="T285">Visual</text:span><text:span text:style-name="T286"> </text:span><text:span text:style-name="T287">Perception</text:span><text:span text:style-name="T288">:</text:span><text:span text:style-name="T289"> </text:span><text:span text:style-name="T290">Classic</text:span><text:span text:style-name="T291"> </text:span><text:span text:style-name="T292">Edition</text:span>. Psychology Press.</text:p>
      <text:p text:style-name="Text_20_body">Gould, Stephen Jay. 1977. <text:span text:style-name="T293">Ontogeny</text:span><text:span text:style-name="T294"> </text:span><text:span text:style-name="T295">and</text:span><text:span text:style-name="T296"> </text:span><text:span text:style-name="T297">phylogeny</text:span>. Cambridge, Mass.: Belknap Press of Harvard University Press.</text:p>
      <text:p text:style-name="Text_20_body">Hutto, Daniel D et Erik Myin. 2013. <text:span text:style-name="T298">Radicalizing</text:span><text:span text:style-name="T299"> </text:span><text:span text:style-name="T300">Enactivism</text:span><text:span text:style-name="T301">:</text:span><text:span text:style-name="T302"> </text:span><text:span text:style-name="T303">Basic</text:span><text:span text:style-name="T304"> </text:span><text:span text:style-name="T305">Minds</text:span><text:span text:style-name="T306"> </text:span><text:span text:style-name="T307">Without</text:span><text:span text:style-name="T308"> </text:span><text:span text:style-name="T309">Content</text:span>. Cambridge, Mass.: MIT Press.</text:p>
      <text:p text:style-name="Text_20_body">Ingold, Tim. 1999. Three in One: On Dissolving the Distinctions between Body, Mind and Culture.</text:p>
      <text:p text:style-name="Text_20_body">Ingold, Tim. 2001. From the Transmission of Representations to the Education of Attention. In Harvey Whitehouse (éd.), <text:span text:style-name="T310">The</text:span><text:span text:style-name="T311"> </text:span><text:span text:style-name="T312">Debated</text:span><text:span text:style-name="T313"> </text:span><text:span text:style-name="T314">Mind</text:span><text:span text:style-name="T315">:</text:span><text:span text:style-name="T316"> </text:span><text:span text:style-name="T317">Evolutionary</text:span><text:span text:style-name="T318"> </text:span><text:span text:style-name="T319">Psychology</text:span><text:span text:style-name="T320"> </text:span><text:span text:style-name="T321">Versus</text:span><text:span text:style-name="T322"> </text:span><text:span text:style-name="T323">Ethnography</text:span>, 113‑153. Oxford &amp; New York: Berg.</text:p>
      <text:p text:style-name="Text_20_body">Ingold, Tim. 2004. Beyond biology and culture. The meaning of evolution in a relational world. <text:span text:style-name="T324">Social</text:span><text:span text:style-name="T325"> </text:span><text:span text:style-name="T326">Anthropology</text:span> 12(2). 209‑221.</text:p>
      <text:p text:style-name="Text_20_body">Ingold, Tim. 2007. The trouble with « evolutionary biology ». <text:span text:style-name="T327">Anthropology</text:span><text:span text:style-name="T328"> </text:span><text:span text:style-name="T329">Today</text:span> 23(2). 13‑17.</text:p>
      <text:p text:style-name="Text_20_body">Ingold, Tim et Gisli Palsson. 2014. Biosocial Becomings Integrating Social and Biological Anthropology | Biological Anthropology and Primatology. <text:span text:style-name="T330">Cambridge</text:span><text:span text:style-name="T331"> </text:span><text:span text:style-name="T332">University</text:span><text:span text:style-name="T333"> </text:span><text:span text:style-name="T334">Press</text:span>.</text:p>
      <text:p text:style-name="Text_20_body">Jablonka, Eva M. 2001. The Systems of Inheritance. In Susan Oyama, Paul Griffiths et Russell D Gray (éd.), <text:span text:style-name="T335">Cycles</text:span><text:span text:style-name="T336"> </text:span><text:span text:style-name="T337">of</text:span><text:span text:style-name="T338"> </text:span><text:span text:style-name="T339">contingency</text:span><text:span text:style-name="T340">:</text:span><text:span text:style-name="T341"> </text:span><text:span text:style-name="T342">Developmental</text:span><text:span text:style-name="T343"> </text:span><text:span text:style-name="T344">systems</text:span><text:span text:style-name="T345"> </text:span><text:span text:style-name="T346">and</text:span><text:span text:style-name="T347"> </text:span><text:span text:style-name="T348">evolution</text:span>, 99‑116. Cambridge, Mass.: MIT Press.</text:p>
      <text:p text:style-name="Text_20_body">Krakauer, David, Nils Bertschinger, Eckehard Olbrich, Nihat Ay et Jessica C. Flack. 2014. The Information Theory of Individuality.</text:p>
      <text:p text:style-name="Text_20_body">Kroeber, A. L. 1952. <text:span text:style-name="T349">The</text:span><text:span text:style-name="T350"> </text:span><text:span text:style-name="T351">Nature</text:span><text:span text:style-name="T352"> </text:span><text:span text:style-name="T353">of</text:span><text:span text:style-name="T354"> </text:span><text:span text:style-name="T355">Culture</text:span>. Chicago: University of Chicago Press.</text:p>
      <text:p text:style-name="Text_20_body">Lauf, Aurelien, Mathieu Valette et Leila Khouas. 2013. Analyzing Variation Patterns In Quotes Over Time. <text:span text:style-name="T356">Research</text:span><text:span text:style-name="T357"> </text:span><text:span text:style-name="T358">in</text:span><text:span text:style-name="T359"> </text:span><text:span text:style-name="T360">Computing</text:span><text:span text:style-name="T361"> </text:span><text:span text:style-name="T362">Science</text:span> 70. 223‑232.</text:p>
      <text:p text:style-name="Text_20_body">Le, Quoc V. et Tomas Mikolov. 2014. Distributed Representations of Sentences and Documents.</text:p>
      <text:p text:style-name="Text_20_body">Leskovec, Jure, Lars Backstrom et Jon Kleinberg. 2009. Meme-Tracking and the Dynamics of the News Cycle. In, <text:span text:style-name="T363">Proceedings</text:span><text:span text:style-name="T364"> </text:span><text:span text:style-name="T365">of</text:span><text:span text:style-name="T366"> </text:span><text:span text:style-name="T367">the</text:span><text:span text:style-name="T368"> </text:span><text:span text:style-name="T369">15th</text:span><text:span text:style-name="T370"> </text:span><text:span text:style-name="T371">ACM</text:span><text:span text:style-name="T372"> </text:span><text:span text:style-name="T373">SIGKDD</text:span><text:span text:style-name="T374"> </text:span><text:span text:style-name="T375">International</text:span><text:span text:style-name="T376"> </text:span><text:span text:style-name="T377">Conference</text:span><text:span text:style-name="T378"> </text:span><text:span text:style-name="T379">on</text:span><text:span text:style-name="T380"> </text:span><text:span text:style-name="T381">Knowledge</text:span><text:span text:style-name="T382"> </text:span><text:span text:style-name="T383">Discovery</text:span><text:span text:style-name="T384"> </text:span><text:span text:style-name="T385">and</text:span><text:span text:style-name="T386"> </text:span><text:span text:style-name="T387">Data</text:span><text:span text:style-name="T388"> </text:span><text:span text:style-name="T389">Mining</text:span>, 497‑506. (KDD ’09). New York, NY, USA: ACM.</text:p>
      <text:p text:style-name="Text_20_body">Lewontin, Richard C. 2001a. Gene, Organism and Environment: A New Introduction. In Susan Oyama, Paul Griffiths et Russell D Gray (éd.), <text:span text:style-name="T390">Cycles</text:span><text:span text:style-name="T391"> </text:span><text:span text:style-name="T392">of</text:span><text:span text:style-name="T393"> </text:span><text:span text:style-name="T394">contingency</text:span><text:span text:style-name="T395">:</text:span><text:span text:style-name="T396"> </text:span><text:span text:style-name="T397">Developmental</text:span><text:span text:style-name="T398"> </text:span><text:span text:style-name="T399">systems</text:span><text:span text:style-name="T400"> </text:span><text:span text:style-name="T401">and</text:span><text:span text:style-name="T402"> </text:span><text:span text:style-name="T403">evolution</text:span>, 55‑58. Cambridge, Mass.: MIT Press.</text:p>
      <text:p text:style-name="Text_20_body">Lewontin, Richard C. 2001b. Gene, Organism and Environment. In Susan Oyama, Paul Griffiths et Russell D Gray (éd.), <text:span text:style-name="T404">Cycles</text:span><text:span text:style-name="T405"> </text:span><text:span text:style-name="T406">of</text:span><text:span text:style-name="T407"> </text:span><text:span text:style-name="T408">contingency</text:span><text:span text:style-name="T409">:</text:span><text:span text:style-name="T410"> </text:span><text:span text:style-name="T411">Developmental</text:span><text:span text:style-name="T412"> </text:span><text:span text:style-name="T413">systems</text:span><text:span text:style-name="T414"> </text:span><text:span text:style-name="T415">and</text:span><text:span text:style-name="T416"> </text:span><text:span text:style-name="T417">evolution</text:span>, 59‑66. Cambridge, Mass.: MIT Press.</text:p>
      <text:p text:style-name="Text_20_body">Maingueneau, Dominique. 2004. La Situation D’énonciation, Entre Langue et Discours. In, <text:span text:style-name="T418">Dix</text:span><text:span text:style-name="T419"> </text:span><text:span text:style-name="T420">Ans</text:span><text:span text:style-name="T421"> </text:span><text:span text:style-name="T422">de</text:span><text:span text:style-name="T423"> </text:span><text:span text:style-name="T424">S</text:span><text:span text:style-name="T425">.</text:span><text:span text:style-name="T426">D</text:span><text:span text:style-name="T427">.</text:span><text:span text:style-name="T428">U</text:span><text:span text:style-name="T429">.</text:span>, 197‑210. Craiova, Roumanie: Editura Universitaria Craiova.</text:p>
      <text:p text:style-name="Text_20_body">Maturana, Humberto R et Francisco J Varela. 1980. <text:span text:style-name="T430">Autopoiesis</text:span><text:span text:style-name="T431"> </text:span><text:span text:style-name="T432">and</text:span><text:span text:style-name="T433"> </text:span><text:span text:style-name="T434">Cognition</text:span><text:span text:style-name="T435">:</text:span><text:span text:style-name="T436"> </text:span><text:span text:style-name="T437">The</text:span><text:span text:style-name="T438"> </text:span><text:span text:style-name="T439">Realization</text:span><text:span text:style-name="T440"> </text:span><text:span text:style-name="T441">of</text:span><text:span text:style-name="T442"> </text:span><text:span text:style-name="T443">the</text:span><text:span text:style-name="T444"> </text:span><text:span text:style-name="T445">Living</text:span>. Dordrecht, Holland; Boston: D. Reidel Pub. Co.</text:p>
      <text:p text:style-name="Text_20_body">Mauss, Marcel. 1936. Les Techniques Du Corps. <text:span text:style-name="T446">Journal</text:span><text:span text:style-name="T447"> </text:span><text:span text:style-name="T448">de</text:span><text:span text:style-name="T449"> </text:span><text:span text:style-name="T450">Psychologie</text:span> 32(3-4).</text:p>
      <text:p text:style-name="Text_20_body">Mesoudi, Alex. 2011. <text:span text:style-name="T451">Cultural</text:span><text:span text:style-name="T452"> </text:span><text:span text:style-name="T453">Evolution</text:span><text:span text:style-name="T454">:</text:span><text:span text:style-name="T455"> </text:span><text:span text:style-name="T456">How</text:span><text:span text:style-name="T457"> </text:span><text:span text:style-name="T458">Darwinian</text:span><text:span text:style-name="T459"> </text:span><text:span text:style-name="T460">Theory</text:span><text:span text:style-name="T461"> </text:span><text:span text:style-name="T462">Can</text:span><text:span text:style-name="T463"> </text:span><text:span text:style-name="T464">Explain</text:span><text:span text:style-name="T465"> </text:span><text:span text:style-name="T466">Human</text:span><text:span text:style-name="T467"> </text:span><text:span text:style-name="T468">Culture</text:span><text:span text:style-name="T469"> </text:span><text:span text:style-name="T470">and</text:span><text:span text:style-name="T471"> </text:span><text:span text:style-name="T472">Synthesize</text:span><text:span text:style-name="T473"> </text:span><text:span text:style-name="T474">the</text:span><text:span text:style-name="T475"> </text:span><text:span text:style-name="T476">Social</text:span><text:span text:style-name="T477"> </text:span><text:span text:style-name="T478">Sciences</text:span>. University of Chicago Press.</text:p>
      <text:p text:style-name="Text_20_body">Mesoudi, Alex, Andrew Whiten et Kevin N. Laland. 2006. Towards a Unified Science of Cultural Evolution. <text:span text:style-name="T479">Behavioral</text:span><text:span text:style-name="T480"> </text:span><text:span text:style-name="T481">and</text:span><text:span text:style-name="T482"> </text:span><text:span text:style-name="T483">Brain</text:span><text:span text:style-name="T484"> </text:span><text:span text:style-name="T485">Sciences</text:span> 29(04). 329‑347.</text:p>
      <text:p text:style-name="Text_20_body">Miton, Helena, Nicolas Claidière et Hugo Mercier. 2015. Universal Cognitive Mechanisms Explain the Cultural Success of Bloodletting. <text:span text:style-name="T486">Evolution</text:span><text:span text:style-name="T487"> </text:span><text:span text:style-name="T488">and</text:span><text:span text:style-name="T489"> </text:span><text:span text:style-name="T490">Human</text:span><text:span text:style-name="T491"> </text:span><text:span text:style-name="T492">Behavior</text:span> 36(4). 303‑312.</text:p>
      <text:p text:style-name="Text_20_body">Morin, Olivier. 2013. How portraits turned their eyes upon us: Visual preferences and demographic change in cultural evolution. <text:span text:style-name="T493">Evolution</text:span><text:span text:style-name="T494"> </text:span><text:span text:style-name="T495">and</text:span><text:span text:style-name="T496"> </text:span><text:span text:style-name="T497">Human</text:span><text:span text:style-name="T498"> </text:span><text:span text:style-name="T499">Behavior</text:span> 34(3). 222‑229.</text:p>
      <text:p text:style-name="Text_20_body">Moussaïd, Mehdi, Henry Brighton et Wolfgang Gaissmaier. 2015. The amplification of risk in experimental diffusion chains. <text:span text:style-name="T500">Proceedings</text:span><text:span text:style-name="T501"> </text:span><text:span text:style-name="T502">of</text:span><text:span text:style-name="T503"> </text:span><text:span text:style-name="T504">the</text:span><text:span text:style-name="T505"> </text:span><text:span text:style-name="T506">National</text:span><text:span text:style-name="T507"> </text:span><text:span text:style-name="T508">Academy</text:span><text:span text:style-name="T509"> </text:span><text:span text:style-name="T510">of</text:span><text:span text:style-name="T511"> </text:span><text:span text:style-name="T512">Sciences</text:span> 112(18). 5631‑5636.</text:p>
      <text:p text:style-name="Text_20_body">Myin, Erik. 2003. An Account of Color without a Subject? <text:span text:style-name="T513">Behavioral</text:span><text:span text:style-name="T514"> </text:span><text:span text:style-name="T515">and</text:span><text:span text:style-name="T516"> </text:span><text:span text:style-name="T517">Brain</text:span><text:span text:style-name="T518"> </text:span><text:span text:style-name="T519">Sciences</text:span> 26(01). 42‑43.</text:p>
      <text:p text:style-name="Text_20_body">Neumann-Held, Eva M. 2001. Let’s Talk About Genes: The Process Molecular Gene Concept and Its Context. In Susan Oyama, Paul Griffiths et Russell D Gray (éd.), <text:span text:style-name="T520">Cycles</text:span><text:span text:style-name="T521"> </text:span><text:span text:style-name="T522">of</text:span><text:span text:style-name="T523"> </text:span><text:span text:style-name="T524">contingency</text:span><text:span text:style-name="T525">:</text:span><text:span text:style-name="T526"> </text:span><text:span text:style-name="T527">Developmental</text:span><text:span text:style-name="T528"> </text:span><text:span text:style-name="T529">systems</text:span><text:span text:style-name="T530"> </text:span><text:span text:style-name="T531">and</text:span><text:span text:style-name="T532"> </text:span><text:span text:style-name="T533">evolution</text:span>, 69‑84. Cambridge, Mass.: MIT Press.</text:p>
      <text:p text:style-name="Text_20_body">O’Regan, J. Kevin et Alva Noë. 2001. A Sensorimotor Account of Vision and Visual Consciousness. <text:span text:style-name="T534">Behavioral</text:span><text:span text:style-name="T535"> </text:span><text:span text:style-name="T536">and</text:span><text:span text:style-name="T537"> </text:span><text:span text:style-name="T538">Brain</text:span><text:span text:style-name="T539"> </text:span><text:span text:style-name="T540">Sciences</text:span> 24(05). 939‑973.</text:p>
      <text:p text:style-name="Text_20_body">Oyama, Susan, Paul Griffiths et Russell D Gray. 2001. <text:span text:style-name="T541">Cycles</text:span><text:span text:style-name="T542"> </text:span><text:span text:style-name="T543">of</text:span><text:span text:style-name="T544"> </text:span><text:span text:style-name="T545">contingency</text:span><text:span text:style-name="T546">:</text:span><text:span text:style-name="T547"> </text:span><text:span text:style-name="T548">Developmental</text:span><text:span text:style-name="T549"> </text:span><text:span text:style-name="T550">systems</text:span><text:span text:style-name="T551"> </text:span><text:span text:style-name="T552">and</text:span><text:span text:style-name="T553"> </text:span><text:span text:style-name="T554">evolution</text:span>. Cambridge, Mass.: MIT Press.</text:p>
      <text:p text:style-name="Text_20_body">Prum, Richard O. et Alan H. Brush. 2014. Which Came First, the Feather or the Bird? <text:span text:style-name="T555">Scientific</text:span><text:span text:style-name="T556"> </text:span><text:span text:style-name="T557">American</text:span> 23. 76‑85.</text:p>
      <text:p text:style-name="Text_20_body">Simmons, Matthew P., Lada A. Adamic et Eytan Adar. 2011. Memes Online: Extracted, Subtracted, Injected, and Recollected. In, <text:span text:style-name="T558">Fifth</text:span><text:span text:style-name="T559"> </text:span><text:span text:style-name="T560">International</text:span><text:span text:style-name="T561"> </text:span><text:span text:style-name="T562">AAAI</text:span><text:span text:style-name="T563"> </text:span><text:span text:style-name="T564">Conference</text:span><text:span text:style-name="T565"> </text:span><text:span text:style-name="T566">on</text:span><text:span text:style-name="T567"> </text:span><text:span text:style-name="T568">Weblogs</text:span><text:span text:style-name="T569"> </text:span><text:span text:style-name="T570">and</text:span><text:span text:style-name="T571"> </text:span><text:span text:style-name="T572">Social</text:span><text:span text:style-name="T573"> </text:span><text:span text:style-name="T574">Media</text:span>.</text:p>
      <text:p text:style-name="Text_20_body">Slingerland, Edward G. 2008. <text:span text:style-name="T575">What</text:span><text:span text:style-name="T576"> </text:span><text:span text:style-name="T577">science</text:span><text:span text:style-name="T578"> </text:span><text:span text:style-name="T579">offers</text:span><text:span text:style-name="T580"> </text:span><text:span text:style-name="T581">the</text:span><text:span text:style-name="T582"> </text:span><text:span text:style-name="T583">humanities</text:span><text:span text:style-name="T584">:</text:span><text:span text:style-name="T585"> </text:span><text:span text:style-name="T586">Integrating</text:span><text:span text:style-name="T587"> </text:span><text:span text:style-name="T588">body</text:span><text:span text:style-name="T589"> </text:span><text:span text:style-name="T590">and</text:span><text:span text:style-name="T591"> </text:span><text:span text:style-name="T592">culture</text:span>. Cambridge; New York: Cambridge University Press.</text:p>
      <text:p text:style-name="Text_20_body">Sperber, Dan. 1996. <text:span text:style-name="T593">Explaining</text:span><text:span text:style-name="T594"> </text:span><text:span text:style-name="T595">culture</text:span><text:span text:style-name="T596">:</text:span><text:span text:style-name="T597"> </text:span><text:span text:style-name="T598">A</text:span><text:span text:style-name="T599"> </text:span><text:span text:style-name="T600">naturalistic</text:span><text:span text:style-name="T601"> </text:span><text:span text:style-name="T602">approach</text:span>. Oxford, UK; Cambridge, Mass.: Blackwell.</text:p>
      <text:p text:style-name="Text_20_body">Sperber, Dan et Deirdre Wilson. 1986. <text:span text:style-name="T603">Relevance</text:span><text:span text:style-name="T604">:</text:span><text:span text:style-name="T605"> </text:span><text:span text:style-name="T606">Communication</text:span><text:span text:style-name="T607"> </text:span><text:span text:style-name="T608">and</text:span><text:span text:style-name="T609"> </text:span><text:span text:style-name="T610">Cognition</text:span>. Cambridge, Massaschusetts: Harvard University Press.</text:p>
      <text:p text:style-name="Text_20_body">Thompson, Evan. 2007. <text:span text:style-name="T611">Mind</text:span><text:span text:style-name="T612"> </text:span><text:span text:style-name="T613">in</text:span><text:span text:style-name="T614"> </text:span><text:span text:style-name="T615">Life</text:span><text:span text:style-name="T616">:</text:span><text:span text:style-name="T617"> </text:span><text:span text:style-name="T618">Biology</text:span><text:span text:style-name="T619">,</text:span><text:span text:style-name="T620"> </text:span><text:span text:style-name="T621">Phenomenology</text:span><text:span text:style-name="T622">,</text:span><text:span text:style-name="T623"> </text:span><text:span text:style-name="T624">and</text:span><text:span text:style-name="T625"> </text:span><text:span text:style-name="T626">the</text:span><text:span text:style-name="T627"> </text:span><text:span text:style-name="T628">Sciences</text:span><text:span text:style-name="T629"> </text:span><text:span text:style-name="T630">of</text:span><text:span text:style-name="T631"> </text:span><text:span text:style-name="T632">Mind</text:span>. Cambridge, Mass.: Belknap Press of Harvard University Press.</text:p>
      <text:p text:style-name="Text_20_body">Torrance, Steve. 2006. In search of the enactive: Introduction to special issue on enactive experience. <text:span text:style-name="T633">Phenomenology</text:span><text:span text:style-name="T634"> </text:span><text:span text:style-name="T635">and</text:span><text:span text:style-name="T636"> </text:span><text:span text:style-name="T637">the</text:span><text:span text:style-name="T638"> </text:span><text:span text:style-name="T639">Cognitive</text:span><text:span text:style-name="T640"> </text:span><text:span text:style-name="T641">Sciences</text:span> 4(4). 357‑368.</text:p>
      <text:p text:style-name="Text_20_body">Varela, Francisco, Evan Thompson et Eleanor Rosch. 1991. <text:span text:style-name="T642">The</text:span><text:span text:style-name="T643"> </text:span><text:span text:style-name="T644">Embodied</text:span><text:span text:style-name="T645"> </text:span><text:span text:style-name="T646">Mind</text:span><text:span text:style-name="T647">:</text:span><text:span text:style-name="T648"> </text:span><text:span text:style-name="T649">Cognitive</text:span><text:span text:style-name="T650"> </text:span><text:span text:style-name="T651">Science</text:span><text:span text:style-name="T652"> </text:span><text:span text:style-name="T653">and</text:span><text:span text:style-name="T654"> </text:span><text:span text:style-name="T655">Human</text:span><text:span text:style-name="T656"> </text:span><text:span text:style-name="T657">Experience</text:span>. MIT Press.</text:p>
      <text:p text:style-name="Text_20_body">West-Eberhard, Mary Jane. 2003. <text:span text:style-name="T658">Developmental</text:span><text:span text:style-name="T659"> </text:span><text:span text:style-name="T660">plasticity</text:span><text:span text:style-name="T661"> </text:span><text:span text:style-name="T662">and</text:span><text:span text:style-name="T663"> </text:span><text:span text:style-name="T664">evolution</text:span>. Oxford; New York: Oxford University Press.</text:p>
      <text:p text:style-name="Text_20_body">Wittgenstein, Ludwig et Gertrude Elizabeth Margaret Anscombe. 1958[1953]. <text:span text:style-name="T665">Philosophical</text:span><text:span text:style-name="T666"> </text:span><text:span text:style-name="T667">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